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lerTests.doTestServletForwardingController( ServletForwardingController sfc , boolean inclu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trollerTests.servletForwardingControllerWith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Tests.parameterizable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rollerTests.servletForwardin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lerTests.servletWrapping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trollerTests.servletWrappingControllerWith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stServlet.service( ServletRequest servletRequest , 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Servlet.init( ServletConfig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vlet.TestServl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Servlet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Tests.servletForwardingControllerWith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Servle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Servlet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